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192.19pt"/>
    </style:style>
    <style:style style:name="co4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114.55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138.16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6.89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ro6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23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CYW43143" table:style-name="ta1" table:print="false">
        <office:forms form:automatic-focus="false" form:apply-design-mode="false"/>
        <table:table-column table:style-name="co8" table:default-cell-style-name="ce2"/>
        <table:table-column table:style-name="co9" table:number-columns-repeated="5" table:default-cell-style-name="ce2"/>
        <table:table-column table:style-name="co10" table:default-cell-style-name="ce11"/>
        <table:table-column table:style-name="co9" table:number-columns-repeated="249" table:default-cell-style-name="ce11"/>
        <table:table-row table:style-name="ro2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sym_width</text:p>
          </table:table-cell>
          <table:table-cell table:style-name="ce4" office:value-type="string" calcext:value-type="string">
            <text:p>68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80521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YW4314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CYW43143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QFN-56-7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IEEE 802.11 b,g,n MAC,PHY,Radio, USB, SDI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26" office:value-type="string" calcext:value-type="string">
            <text:p>http://www.cypress.com/file/298756/downloa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utoTr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v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6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1]" office:value-type="float" office:value="1" calcext:value-type="float">
            <text:p>1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]" office:value-type="float" office:value="2" calcext:value-type="float">
            <text:p>2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]" office:value-type="string" office:string-value="UART_RX" calcext:value-type="string">
            <text:p>UART_RX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]" office:value-type="float" office:value="3" calcext:value-type="float">
            <text:p>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]" office:value-type="string" office:string-value="UART_TX" calcext:value-type="string">
            <text:p>UART_TX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]" office:value-type="float" office:value="4" calcext:value-type="float">
            <text:p>4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]" office:value-type="string" office:string-value="WRF_PAD_VDD3P3" calcext:value-type="string">
            <text:p>WRF_PAD_VDD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]" office:value-type="float" office:value="5" calcext:value-type="float">
            <text:p>5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]" office:value-type="string" office:string-value="GND" calcext:value-type="string">
            <text:p>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]" office:value-type="float" office:value="6" calcext:value-type="float">
            <text:p>6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]" office:value-type="string" office:string-value="WRF_PA_VDD3P3" calcext:value-type="string">
            <text:p>WRF_PA_VDD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]" office:value-type="float" office:value="7" calcext:value-type="float">
            <text:p>7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]" office:value-type="string" office:string-value="WRF_OUT_IN1" calcext:value-type="string">
            <text:p>WRF_OUT_IN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]" office:value-type="float" office:value="8" calcext:value-type="float">
            <text:p>8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]" office:value-type="string" office:string-value="GND" calcext:value-type="string">
            <text:p>GN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9]" office:value-type="float" office:value="9" calcext:value-type="float">
            <text:p>9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]" office:value-type="string" office:string-value="WRF_RFIN2" calcext:value-type="string">
            <text:p>WRF_RFIN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0]" office:value-type="float" office:value="10" calcext:value-type="float">
            <text:p>1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]" office:value-type="string" office:string-value="WRF_GPIOOUT" calcext:value-type="string">
            <text:p>WRF_GPIOOUT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1]" office:value-type="float" office:value="11" calcext:value-type="float">
            <text:p>11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]" office:value-type="string" office:string-value="LNLDO_VDD1P5" calcext:value-type="string">
            <text:p>LN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2]" office:value-type="float" office:value="12" calcext:value-type="float">
            <text:p>12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]" office:value-type="string" office:string-value="LNLDO_VDD1P5" calcext:value-type="string">
            <text:p>LN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3]" office:value-type="float" office:value="13" calcext:value-type="float">
            <text:p>13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]" office:value-type="string" office:string-value="LNLDO_VDD1P5" calcext:value-type="string">
            <text:p>LN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4]" office:value-type="float" office:value="14" calcext:value-type="float">
            <text:p>14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]" office:value-type="string" office:string-value="LNLDO_VDD1P5" calcext:value-type="string">
            <text:p>LNLDO_VDD1P5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15]" office:value-type="float" office:value="15" calcext:value-type="float">
            <text:p>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]" office:value-type="string" office:string-value="LNLDO_VOUT1P2" calcext:value-type="string">
            <text:p>LNLDO_VOUT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6]" office:value-type="float" office:value="16" calcext:value-type="float">
            <text:p>16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]" office:value-type="string" office:string-value="WRF_SYN_VDD1P2" calcext:value-type="string">
            <text:p>WRF_SYN_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7]" office:value-type="float" office:value="17" calcext:value-type="float">
            <text:p>17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]" office:value-type="string" office:string-value="XTAL_VDD1P2" calcext:value-type="string">
            <text:p>XTAL_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8]" office:value-type="float" office:value="18" calcext:value-type="float">
            <text:p>18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]" office:value-type="string" office:string-value="XTAL_OP_IN" calcext:value-type="string">
            <text:p>XTAL_OP_I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9]" office:value-type="float" office:value="19" calcext:value-type="float">
            <text:p>19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]" office:value-type="string" office:string-value="XTAL_ON_OUT" calcext:value-type="string">
            <text:p>XTAL_ON_OUT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0]" office:value-type="float" office:value="20" calcext:value-type="float">
            <text:p>20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0]" office:value-type="string" office:string-value="JTAG_SEL" calcext:value-type="string">
            <text:p>JTAG_SE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1]" office:value-type="float" office:value="21" calcext:value-type="float">
            <text:p>21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1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2]" office:value-type="float" office:value="22" calcext:value-type="float">
            <text:p>22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2]" office:value-type="string" office:string-value="GPIO0" calcext:value-type="string">
            <text:p>GPIO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3]" office:value-type="float" office:value="23" calcext:value-type="float">
            <text:p>23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3]" office:value-type="string" office:string-value="GPIO1" calcext:value-type="string">
            <text:p>GPIO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4]" office:value-type="float" office:value="24" calcext:value-type="float">
            <text:p>24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4]" office:value-type="string" office:string-value="GPIO2" calcext:value-type="string">
            <text:p>GPIO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5]" office:value-type="float" office:value="25" calcext:value-type="float">
            <text:p>25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5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6]" office:value-type="float" office:value="26" calcext:value-type="float">
            <text:p>26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6]" office:value-type="string" office:string-value="GPIO3" calcext:value-type="string">
            <text:p>GPIO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7]" office:value-type="float" office:value="27" calcext:value-type="float">
            <text:p>27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7]" office:value-type="string" office:string-value="GPIO4" calcext:value-type="string">
            <text:p>GPIO4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8]" office:value-type="float" office:value="28" calcext:value-type="float">
            <text:p>28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8]" office:value-type="string" office:string-value="GPIO5" calcext:value-type="string">
            <text:p>GPIO5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29]" office:value-type="float" office:value="29" calcext:value-type="float">
            <text:p>29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9]" office:value-type="string" office:string-value="SR_VLX" calcext:value-type="string">
            <text:p>SR_VLX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0]" office:value-type="float" office:value="30" calcext:value-type="float">
            <text:p>30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0]" office:value-type="string" office:string-value="SR_VDDBAT5V" calcext:value-type="string">
            <text:p>SR_VDD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1]" office:value-type="float" office:value="31" calcext:value-type="float">
            <text:p>31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1]" office:value-type="string" office:string-value="VOUT_CLDO" calcext:value-type="string">
            <text:p>VOUT_C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2]" office:value-type="float" office:value="32" calcext:value-type="float">
            <text:p>32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2]" office:value-type="string" office:string-value="LDO_VDD1P5" calcext:value-type="string">
            <text:p>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3]" office:value-type="float" office:value="33" calcext:value-type="float">
            <text:p>33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3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4]" office:value-type="float" office:value="34" calcext:value-type="float">
            <text:p>34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4]" office:value-type="string" office:string-value="SFLASH_SI|GSIO_SDI" calcext:value-type="string">
            <text:p>SFLASH_SI|GSIO_SDI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5]" office:value-type="float" office:value="35" calcext:value-type="float">
            <text:p>35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5]" office:value-type="string" office:string-value="SFLASH_CLK|GSIO_SCLK" calcext:value-type="string">
            <text:p>SFLASH_CLK|GSIO_S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6]" office:value-type="float" office:value="36" calcext:value-type="float">
            <text:p>36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6]" office:value-type="string" office:string-value="SFLASH_SO|GSIO_SDO" calcext:value-type="string">
            <text:p>SFLASH_SO|GSIO_S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7]" office:value-type="float" office:value="37" calcext:value-type="float">
            <text:p>37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7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8]" office:value-type="float" office:value="38" calcext:value-type="float">
            <text:p>38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8]" office:value-type="string" office:string-value="USB_DP" calcext:value-type="string">
            <text:p>USB_D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9]" office:value-type="float" office:value="39" calcext:value-type="float">
            <text:p>39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9]" office:value-type="string" office:string-value="USB_DM" calcext:value-type="string">
            <text:p>USB_DM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0]" office:value-type="float" office:value="40" calcext:value-type="float">
            <text:p>40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0]" office:value-type="string" office:string-value="USB_AVDD3P3" calcext:value-type="string">
            <text:p>USB_AVDD3P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1]" office:value-type="float" office:value="41" calcext:value-type="float">
            <text:p>41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1]" office:value-type="string" office:string-value="USB_MONPLL" calcext:value-type="string">
            <text:p>USB_MONPL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2]" office:value-type="float" office:value="42" calcext:value-type="float">
            <text:p>42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2]" office:value-type="string" office:string-value="USB_RREF" calcext:value-type="string">
            <text:p>USB_RREF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43]" office:value-type="float" office:value="43" calcext:value-type="float">
            <text:p>43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3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4]" office:value-type="float" office:value="44" calcext:value-type="float">
            <text:p>44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4]" office:value-type="string" office:string-value="SDIO_DATA3" calcext:value-type="string">
            <text:p>SDIO_DATA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5]" office:value-type="float" office:value="45" calcext:value-type="float">
            <text:p>45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5]" office:value-type="string" office:string-value="SDIO_DATA2" calcext:value-type="string">
            <text:p>SDIO_DATA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6]" office:value-type="float" office:value="46" calcext:value-type="float">
            <text:p>46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6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7]" office:value-type="float" office:value="47" calcext:value-type="float">
            <text:p>47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7]" office:value-type="string" office:string-value="SDIO_CMD" calcext:value-type="string">
            <text:p>SDIO_CM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8]" office:value-type="float" office:value="48" calcext:value-type="float">
            <text:p>48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8]" office:value-type="string" office:string-value="SDIO_CLK" calcext:value-type="string">
            <text:p>SDIO_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9]" office:value-type="float" office:value="49" calcext:value-type="float">
            <text:p>49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9]" office:value-type="string" office:string-value="SDIO_DATA1" calcext:value-type="string">
            <text:p>SDIO_DATA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0]" office:value-type="float" office:value="50" calcext:value-type="float">
            <text:p>50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0]" office:value-type="string" office:string-value="SDIO_DATA0" calcext:value-type="string">
            <text:p>SDIO_DATA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1]" office:value-type="float" office:value="51" calcext:value-type="float">
            <text:p>51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1]" office:value-type="string" office:string-value="SFLASH_CSN" calcext:value-type="string">
            <text:p>SFLASH_CS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2]" office:value-type="float" office:value="52" calcext:value-type="float">
            <text:p>52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2]" office:value-type="string" office:string-value="GSIO_CSN" calcext:value-type="string">
            <text:p>GSIO_CS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3]" office:value-type="float" office:value="53" calcext:value-type="float">
            <text:p>53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3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4]" office:value-type="float" office:value="54" calcext:value-type="float">
            <text:p>54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4]" office:value-type="string" office:string-value="GPIO17" calcext:value-type="string">
            <text:p>GPIO17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5]" office:value-type="float" office:value="55" calcext:value-type="float">
            <text:p>55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5]" office:value-type="string" office:string-value="GPIO18" calcext:value-type="string">
            <text:p>GPIO18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6]" office:value-type="float" office:value="56" calcext:value-type="float">
            <text:p>56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6]" office:value-type="string" office:string-value="VDDC" calcext:value-type="string">
            <text:p>VDDC</text:p>
          </table:table-cell>
          <table:table-cell table:style-name="ce13" table:number-columns-repeated="249"/>
        </table:table-row>
        <table:table-row table:style-name="ro3" table:number-rows-repeated="65312">
          <table:table-cell table:number-columns-repeated="256"/>
        </table:table-row>
        <table:table-row table:style-name="ro3" table:number-rows-repeated="11">
          <table:table-cell table:style-name="Default"/>
          <table:table-cell table:number-columns-repeated="5"/>
          <table:table-cell table:style-name="Default" table:number-columns-repeated="25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50"/>
        </table:table-row>
      </table:table>
      <table:table table:name="data" table:style-name="ta1" table:print="false">
        <table:table-column table:style-name="co5" table:default-cell-style-name="ce36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WRF_PAD_VDD3P3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RF_PA_VDD3P3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WRF_OUT_IN1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WRF_RFIN2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WRF_GPIOOUT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LNLDO_VDD1P5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LNLDO_VDD1P5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LNLDO_VDD1P5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LNLDO_VDD1P5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LNLDO_VOUT1P2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WRF_SYN_VDD1P2</text:p>
          </table:table-cell>
          <table:table-cell table:number-columns-repeated="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XTAL_VDD1P2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XTAL_OP_IN</text:p>
          </table:table-cell>
          <table:table-cell table:number-columns-repeated="2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XTAL_ON_OUT</text:p>
          </table:table-cell>
          <table:table-cell table:number-columns-repeated="2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JTAG_SEL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PIO0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GPIO3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GPIO4</text:p>
          </table:table-cell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GPIO5</text:p>
          </table:table-cell>
          <table:table-cell table:number-columns-repeated="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SR_VLX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SR_VDDBAT5V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VOUT_CLDO</text:p>
          </table:table-cell>
          <table:table-cell table:number-columns-repeated="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LDO_VDD1P5</text:p>
          </table:table-cell>
          <table:table-cell table:number-columns-repeated="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FLASH_SI|GSIO_SDI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SFLASH_CLK|GSIO_SCLK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SFLASH_SO|GSIO_SDO</text:p>
          </table:table-cell>
          <table:table-cell table:number-columns-repeated="2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USB_DP</text:p>
          </table:table-cell>
          <table:table-cell table:number-columns-repeated="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USB_DM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USB_AVDD3P3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USB_MONPLL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USB_RREF</text:p>
          </table:table-cell>
          <table:table-cell table:number-columns-repeated="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DIO_DATA3</text:p>
          </table:table-cell>
          <table:table-cell table:number-columns-repeated="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SDIO_DATA2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DIO_CLK</text:p>
          </table:table-cell>
          <table:table-cell table:number-columns-repeated="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SDIO_DATA1</text:p>
          </table:table-cell>
          <table:table-cell table:number-columns-repeated="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SDIO_DATA0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FLASH_CSN</text:p>
          </table:table-cell>
          <table:table-cell table:number-columns-repeated="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GSIO_CSN</text:p>
          </table:table-cell>
          <table:table-cell table:number-columns-repeated="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GPIO17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PIO18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VDDC</text:p>
          </table:table-cell>
          <table:table-cell table:number-columns-repeated="2"/>
        </table:table-row>
        <table:table-row table:style-name="ro3" table:number-rows-repeated="104851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08:06:19.889198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1$Linux_X86_64 LibreOffice_project/10$Build-1</meta:generator>
    <meta:creation-date>2006-04-10T19:33:07</meta:creation-date>
    <dc:date>2018-08-12T08:07:08.242680480</dc:date>
    <dc:language>de-DE</dc:language>
    <meta:editing-cycles>20</meta:editing-cycles>
    <meta:editing-duration>PT1H13M26S</meta:editing-duration>
    <meta:document-statistic meta:table-count="2" meta:cell-count="605" meta:object-count="0"/>
    <meta:user-defined meta:name="Info 1"/>
    <meta:user-defined meta:name="Info 2"/>
    <meta:user-defined meta:name="Info 3"/>
    <meta:user-defined meta:name="Info 4"/>
  </office:meta>
</office:document-meta>
</file>